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TBembo" svg:font-family="ETBembo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font-name="ETBembo" officeooo:rsid="0009c79d" officeooo:paragraph-rsid="0009c79d"/>
    </style:style>
    <style:style style:name="T1" style:family="text">
      <style:text-properties officeooo:rsid="000b5843"/>
    </style:style>
    <style:style style:name="T2" style:family="text">
      <style:text-properties officeooo:rsid="000e42c3"/>
    </style:style>
    <style:style style:name="T3" style:family="text">
      <style:text-properties officeooo:rsid="000ea8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rting today, January 18, 2023, I commit to completing at least 10 full minutes of Anki ancient Greek <text:span text:style-name="T3">vocabulary </text:span>flashcard studying, 5 or more of which will be from Dr. Stephan’s deck for <text:span text:style-name="T2">Dr.</text:span> Boler’<text:span text:style-name="T2">s</text:span> textbook, every day (<text:span text:style-name="T1">except</text:span> Sunday<text:span text:style-name="T1">s</text:span> <text:span text:style-name="T1">and Solemnities, </text:span><text:span text:style-name="T3">on which I may choose to study or not to study</text:span>) of this Spring 2023 semester.<text:line-break/><text:line-break/>PRINTED NAME:<text:line-break/><text:line-break/></text:p>
      <text:p text:style-name="P1">SIGNATURE:<text:line-break/><text:line-break/></text:p>
      <text:p text:style-name="P1">PRINTED NAME:<text:line-break/><text:line-break/></text:p>
      <text:p text:style-name="P1">SIGNATURE:</text:p>
      <text:p text:style-name="P1"/>
      <text:p text:style-name="P1"/>
      <text:p text:style-name="P1">PRINTED NAME:<text:line-break/><text:line-break/></text:p>
      <text:p text:style-name="P1">SIGNATURE:<text:line-break/><text:line-break/></text:p>
      <text:p text:style-name="P1">PRINTED NAME:<text:line-break/><text:line-break/></text:p>
      <text:p text:style-name="P1">SIGNATURE:</text:p>
      <text:p text:style-name="P1"/>
      <text:p text:style-name="P1"/>
      <text:p text:style-name="P1">PRINTED NAME:<text:line-break/><text:line-break/></text:p>
      <text:p text:style-name="P1">SIGNATURE:<text:line-break/><text:line-break/></text:p>
      <text:p text:style-name="P1">PRINTED NAME:<text:line-break/><text:line-break/></text:p>
      <text:p text:style-name="P1">SIGNATURE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TBembo" svg:font-family="ETBembo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0:15:18.219717042</meta:creation-date>
    <dc:date>2023-01-17T10:20:24.477101270</dc:date>
    <meta:editing-duration>PT5M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76" meta:character-count="490" meta:non-whitespace-character-count="407"/>
  </office:meta>
</office:document-meta>
</file>